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Descriptor.isJcrSameNameSibl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CollectionConverter( String collectionConverter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JcrElementName( String jcr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JcrAutoCreat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FieldName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ElementClassName( String element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AutoRetrieve( boolean autoRetrie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ge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isJcr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isJcrAuto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getDefaultPrima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isAuto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getJcr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CollectionClassName( String collection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JcrMandatory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AutoInsert( boolean autoIns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isJcr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getCollection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JcrSameNameSiblings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isJcr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getElemen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DefaultPrimaryType( String defaultPrimar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getJcrOnPa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JcrName( String jc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JcrMultipl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getJc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Proxy( boolean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ClassDescriptor( ClassDescriptor class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isAuto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AutoUpdate( boolean auto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getCollection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JcrProtected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JcrTyp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getClass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is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isAutoIns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setJcrOnParentVersio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getJc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